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3pt" fo:language="es" fo:country="ES" officeooo:paragraph-rsid="0077c448" style:font-size-asian="13pt" style:font-size-complex="13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911c5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a241f8"/>
    </style:style>
    <style:style style:name="T1" style:family="text">
      <style:text-properties officeooo:rsid="009a3cfb"/>
    </style:style>
    <style:style style:name="T2" style:family="text">
      <style:text-properties style:font-name="Liberation Sans2" fo:font-size="13pt" fo:language="es" fo:country="ES" officeooo:rsid="009a3cfb" style:font-size-asian="13pt" style:font-size-complex="13pt"/>
    </style:style>
    <style:style style:name="T3" style:family="text">
      <style:text-properties style:font-name="Liberation Sans2" fo:font-size="13pt" fo:language="es" fo:country="ES" officeooo:rsid="009e8ae4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relatorio://for%20each=%22item%20in%20records%22" text:style-name="Internet_20_link" text:visited-style-name="Visited_20_Internet_20_Link"><text:span text:style-name="T1">for each="item in records"</text:span></text:a></text:p>
      <text:p text:style-name="P2"><text:a xlink:type="simple" xlink:href="relatorio://for%20each=%22line%20in%20(item.party.full_name%20+%20'%5Cn'%20+%20item.address.full_address).split('%5Cn')%22" text:style-name="Internet_20_link" text:visited-style-name="Visited_20_Internet_20_Link"><text:span text:style-name="T3">for each="line in (item.party.full_name + '\n' + item.address.full_address).split('\n')"</text:span></text:a></text:p>
      <text:p text:style-name="P2"><text:a xlink:type="simple" xlink:href="relatorio://line" text:style-name="Internet_20_link" text:visited-style-name="Visited_20_Internet_20_Link"><text:span text:style-name="T3">line</text:span></text:a></text:p>
      <text:p text:style-name="P3"><text:a xlink:type="simple" xlink:href="relatorio:///for" text:style-name="Internet_20_link" text:visited-style-name="Visited_20_Internet_20_Link"><text:span text:style-name="T2">/for</text:span></text:a></text:p>
      <text:p text:style-name="ForceNewPage"><text:s/></text:p>
      <text:p text:style-name="Standard"><text:a xlink:type="simple" xlink:href="relatori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orceNewPage" style:family="paragraph" style:parent-style-name="Standard" style:next-style-name="Standard" style:auto-update="true" style:master-page-name="">
      <style:paragraph-properties fo:margin-left="0cm" fo:margin-right="0cm" fo:text-indent="0cm" style:auto-text-indent="false" style:page-number="auto" fo:break-after="page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3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12cm" style:num-format="1" style:print-orientation="landscape" fo:margin-top="6.8cm" fo:margin-bottom="1.39cm" fo:margin-left="5.00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cm" fo:page-height="17.6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6:36:36.703374635</meta:creation-date>
    <meta:editing-cycles>1</meta:editing-cycles>
    <meta:editing-duration>P0D</meta:editing-duration>
    <meta:generator>LibreOffice/6.0.6.2$Linux_X86_64 LibreOffice_project/00m0$Build-2</meta:generator>
    <meta:document-statistic meta:table-count="0" meta:image-count="0" meta:object-count="0" meta:page-count="2" meta:paragraph-count="6" meta:word-count="15" meta:character-count="127" meta:non-whitespace-character-count="116"/>
  </office:meta>
</office:document-meta>
</file>